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90000012297CEB35DA233D2AA.png" manifest:media-type="image/png"/>
  <manifest:file-entry manifest:full-path="Pictures/1000020100000416000002DEF76016499E03BB65.png" manifest:media-type="image/png"/>
  <manifest:file-entry manifest:full-path="Pictures/100002010000035B00000208B2282359DE9744E9.png" manifest:media-type="image/png"/>
  <manifest:file-entry manifest:full-path="Pictures/100002010000005700000060E66A127CC58B9264.png" manifest:media-type="image/png"/>
  <manifest:file-entry manifest:full-path="Pictures/10000201000000F600000060385A89D7D8353B91.png" manifest:media-type="image/png"/>
  <manifest:file-entry manifest:full-path="Pictures/1000020100000065000000606A10A3DA04507ECF.png" manifest:media-type="image/png"/>
  <manifest:file-entry manifest:full-path="Pictures/10000201000000670000007FBB90885F22E4A78F.png" manifest:media-type="image/png"/>
  <manifest:file-entry manifest:full-path="Pictures/100002010000015D000000627A9193DB83D3F7FC.png" manifest:media-type="image/png"/>
  <manifest:file-entry manifest:full-path="Pictures/10000201000001A20000016E3FD365E8BC37D6DF.png" manifest:media-type="image/png"/>
  <manifest:file-entry manifest:full-path="Pictures/100002010000054F0000008D89FB0B29970DE9F1.png" manifest:media-type="image/png"/>
  <manifest:file-entry manifest:full-path="Pictures/10000201000000640000005FDEF2CF7666F342FF.png" manifest:media-type="image/png"/>
  <manifest:file-entry manifest:full-path="Pictures/10000201000001C00000006511A2DB7CFC48E785.png" manifest:media-type="image/png"/>
  <manifest:file-entry manifest:full-path="Pictures/10000201000000770000007CC43CB23ED1FD679A.png" manifest:media-type="image/png"/>
  <manifest:file-entry manifest:full-path="Pictures/10000201000004320000008D2C014D96D356760E.png" manifest:media-type="image/png"/>
  <manifest:file-entry manifest:full-path="Pictures/10000201000004670000026E13BBF4979476B7E3.png" manifest:media-type="image/png"/>
  <manifest:file-entry manifest:full-path="Pictures/1000020100000593000000C1AF417FAB84AD1F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ambria Math1" svg:font-family="'Cambria Math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ambria Math" svg:font-family="'Cambria Math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87cm, 0cm, -0.725cm, -0.448cm)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-0.166cm)"/>
    </style:style>
    <style:style style:name="gr13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-0.021cm, 0cm, -0.514cm)"/>
    </style:style>
    <style:style style:name="gr15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189cm, 0cm, -0.756cm, 0cm)"/>
    </style:style>
    <style:style style:name="gr16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295cm, 0cm, 0cm, -0.448cm)"/>
    </style:style>
    <style:style style:name="gr17" style:family="graphic" style:parent-style-name="standard">
      <style:graphic-properties draw:stroke="solid" svg:stroke-width="0.018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solid" svg:stroke-width="0.035cm" svg:stroke-color="#325490" draw:stroke-linejoin="miter" draw:fill="solid" draw:fill-color="#ff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88cm" svg:stroke-color="#ff0000" draw:marker-end="msArrowEnd_20_9" draw:marker-end-width="0.44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25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italic" style:text-underline-style="none" fo:font-weight="normal" style:font-name-asian="Century Schoolbook" style:font-size-asian="32pt" style:font-style-asian="italic" style:font-weight-asian="normal" style:font-name-complex="Century Schoolbook" style:font-size-complex="3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19.062cm" svg:height="2.791cm" svg:x="13.437cm" svg:y="10.69cm">
          <text:p text:style-name="P2"><text:span text:style-name="T2">Gradient Desc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Gradient Descent" draw:style-name="dp1" draw:master-page-name="Title_20_and_20_Content" presentation:presentation-page-layout-name="AL2T11">
        <draw:frame draw:name="Ink 4" draw:style-name="gr5" draw:text-style-name="P1" draw:layer="layout" svg:width="22.718cm" svg:height="13.757cm" svg:x="0.715cm" svg:y="4.49cm">
          <draw:image xlink:href="Pictures/100002010000035B00000208B2282359DE9744E9.png" xlink:type="simple" xlink:show="embed" xlink:actuate="onLoad">
            <text:p/>
          </draw:image>
        </draw:frame>
        <draw:custom-shape draw:name="Rectangle 5" draw:style-name="gr7" draw:text-style-name="P8" draw:layer="layout" svg:width="1.466cm" svg:height="0.531cm" svg:x="1.595cm" svg:y="17.967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3" draw:text-style-name="P10" draw:layer="layout" svg:width="29.209cm" svg:height="3.681cm" svg:x="0.94cm" svg:y="0.436cm" presentation:class="title" presentation:user-transformed="true">
          <draw:text-box>
            <text:p text:style-name="P9"><text:span text:style-name="T5">G</text:span><text:span text:style-name="T5">r</text:span><text:span text:style-name="T5">a</text:span><text:span text:style-name="T5">d</text:span><text:span text:style-name="T5">i</text:span><text:span text:style-name="T5">e</text:span><text:span text:style-name="T5">n</text:span><text:span text:style-name="T5">t </text:span><text:span text:style-name="T5">D</text:span><text:span text:style-name="T5">e</text:span><text:span text:style-name="T5">s</text:span><text:span text:style-name="T5">c</text:span><text:span text:style-name="T5">e</text:span><text:span text:style-name="T5">n</text:span><text:span text:style-name="T5">t</text:span></text:p>
          </draw:text-box>
        </draw:frame>
        <draw:custom-shape draw:name="Content Placeholder 2" draw:style-name="gr8" draw:text-style-name="P12" draw:layer="layout" svg:width="22.579cm" svg:height="1.723cm" svg:x="2.328cm" svg:y="3.68cm">
          <text:p text:style-name="P11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extBox 8" draw:style-name="gr9" draw:text-style-name="P3" draw:layer="layout" svg:width="5.918cm" svg:height="1.66cm" svg:x="0.552cm" svg:y="5.937cm">
            <text:p text:style-name="P2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0" draw:text-style-name="P13" draw:layer="layout" svg:width="5.918cm" svg:height="1.66cm" svg:x="0.552cm" svg:y="5.937cm">
            <text:p text:style-name="P11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4">
            <draw:g draw:name="Group 12">
              <draw:custom-shape draw:name="TextBox 7" draw:style-name="gr11" draw:text-style-name="P3" draw:layer="layout" svg:width="1.603cm" svg:height="2.148cm" svg:x="5.615cm" svg:y="5.772cm">
                <text:p text:style-name="P2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7" draw:style-name="gr12" draw:text-style-name="P14" draw:layer="layout" svg:width="1.603cm" svg:height="2.148cm" svg:x="5.615cm" svg:y="5.772cm">
                <text:p text:style-name="P11"><text:span text:style-name="T6"> 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9" draw:style-name="gr3" draw:text-style-name="P3" draw:layer="layout" svg:width="1.13cm" svg:height="1.605cm" svg:x="9.993cm" svg:y="5.903cm">
                <text:p text:style-name="P2"><text:span text:style-name="T7"><text:s text:c="2"/>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9" draw:style-name="gr13" draw:text-style-name="P15" draw:layer="layout" svg:width="7.583cm" svg:height="1.716cm" svg:x="6.767cm" svg:y="5.903cm">
                <text:p text:style-name="P11"><text:span text:style-name="T6"> 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roup 13">
              <draw:custom-shape draw:name="TextBox 10" draw:style-name="gr11" draw:text-style-name="P3" draw:layer="layout" svg:width="1.603cm" svg:height="2.1cm" svg:x="14.165cm" svg:y="5.76cm">
                <text:p text:style-name="P2"/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0" draw:style-name="gr14" draw:text-style-name="P16" draw:layer="layout" svg:width="1.603cm" svg:height="2.1cm" svg:x="14.165cm" svg:y="5.76cm">
                <text:p text:style-name="P11"><text:span text:style-name="T6"> 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1" draw:style-name="gr3" draw:text-style-name="P3" draw:layer="layout" svg:width="1.502cm" svg:height="1.605cm" svg:x="24.227cm" svg:y="5.956cm">
                <text:p text:style-name="P2"><text:span text:style-name="T8">+ 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extBox 11" draw:style-name="gr15" draw:text-style-name="P17" draw:layer="layout" svg:width="18.189cm" svg:height="1.716cm" svg:x="15.884cm" svg:y="5.956cm">
                <text:p text:style-name="P11"><text:span text:style-name="T6"> 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TextBox 16" draw:style-name="gr16" draw:text-style-name="P18" xml:id="id1" draw:id="id1" draw:layer="layout" svg:width="23.73cm" svg:height="2.991cm" svg:x="2.328cm" svg:y="8.226cm">
          <text:p text:style-name="P11"><text:span text:style-name="T6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2" xml:id="id2" draw:id="id2">
          <draw:frame draw:name="Picture 37" draw:style-name="gr5" draw:text-style-name="P1" draw:layer="layout" svg:width="8.87cm" svg:height="6.224cm" svg:x="4.33cm" svg:y="11.405cm">
            <draw:image xlink:href="Pictures/1000020100000416000002DEF76016499E03BB65.png" xlink:type="simple" xlink:show="embed" xlink:actuate="onLoad">
              <text:p/>
            </draw:image>
          </draw:frame>
          <draw:g draw:name="Group 41">
            <draw:g draw:name="Group 26">
              <draw:custom-shape draw:name="Straight Arrow Connector 20" draw:style-name="gr17" draw:text-style-name="P1" draw:layer="layout" svg:width="7.755cm" svg:height="1.818cm" svg:x="7.024cm" svg:y="15.06cm">
                <text:p/>
                <draw:enhanced-geometry draw:mirror-horizontal="false" draw:mirror-vertical="false" svg:viewBox="0 0 21600 21600" draw:type="mso-spt32" draw:enhanced-path="M 0 0 L 21600 21600 N"/>
              </draw:custom-shape>
              <draw:custom-shape draw:name="Straight Arrow Connector 18" draw:style-name="gr17" draw:text-style-name="P1" draw:layer="layout" svg:width="0.036cm" svg:height="4.681cm" svg:x="6.987cm" svg:y="10.341cm">
                <text:p/>
                <draw:enhanced-geometry draw:mirror-horizontal="true" draw:mirror-vertical="true" svg:viewBox="0 0 21600 21600" draw:type="mso-spt32" draw:enhanced-path="M 0 0 L 21600 21600 N"/>
              </draw:custom-shape>
              <draw:custom-shape draw:name="Straight Arrow Connector 19" draw:style-name="gr17" draw:text-style-name="P1" draw:layer="layout" svg:width="3.778cm" svg:height="3.174cm" svg:x="3.245cm" svg:y="15.025cm">
                <text:p/>
                <draw:enhanced-geometry draw:mirror-horizontal="true" draw:mirror-vertical="false" svg:viewBox="0 0 21600 21600" draw:type="mso-spt32" draw:enhanced-path="M 0 0 L 21600 21600 N"/>
              </draw:custom-shape>
            </draw:g>
            <draw:custom-shape draw:name="TextBox 39" draw:style-name="gr18" draw:text-style-name="P3" draw:layer="layout" svg:width="1.468cm" svg:height="1.623cm" svg:x="14.526cm" svg:y="16.052cm">
              <text:p text:style-name="P11"><text:span text:style-name="T7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9" draw:style-name="gr19" draw:text-style-name="P19" draw:layer="layout" svg:width="1.468cm" svg:height="1.623cm" svg:x="14.526cm" svg:y="16.052cm">
              <text:p text:style-name="P11"><text:span text:style-name="T6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0" draw:style-name="gr18" draw:text-style-name="P3" draw:layer="layout" svg:width="4.174cm" svg:height="1.623cm" svg:x="9.411cm" svg:y="10.355cm">
              <text:p text:style-name="P11"><text:span text:style-name="T7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40" draw:style-name="gr20" draw:text-style-name="P20" draw:layer="layout" svg:width="4.174cm" svg:height="1.623cm" svg:x="9.411cm" svg:y="10.355cm">
              <text:p text:style-name="P11"><text:span text:style-name="T6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8" draw:style-name="gr18" draw:text-style-name="P3" draw:layer="layout" svg:width="1.703cm" svg:height="1.623cm" svg:x="1.898cm" svg:y="17.004cm">
              <text:p text:style-name="P11"><text:span text:style-name="T7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38" draw:style-name="gr21" draw:text-style-name="P21" draw:layer="layout" svg:width="1.703cm" svg:height="1.623cm" svg:x="1.898cm" svg:y="17.004cm">
              <text:p text:style-name="P11"><text:span text:style-name="T6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Oval 55" draw:style-name="gr22" draw:text-style-name="P22" xml:id="id3" draw:id="id3" draw:layer="layout" svg:width="0.426cm" svg:height="0.368cm" svg:x="8.906cm" svg:y="12.426cm">
          <text:p text:style-name="P2"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57" draw:style-name="gr23" draw:text-style-name="P1" xml:id="id4" draw:id="id4" draw:layer="layout" svg:width="0.001cm" svg:height="0.771cm" svg:x="9.081cm" svg:y="12.93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Oval 60" draw:style-name="gr22" draw:text-style-name="P22" xml:id="id5" draw:id="id5" draw:layer="layout" svg:width="0.426cm" svg:height="0.368cm" svg:x="8.903cm" svg:y="13.825cm">
          <text:p text:style-name="P2"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1" draw:style-name="gr23" draw:text-style-name="P1" xml:id="id6" draw:id="id6" draw:layer="layout" svg:width="0.022cm" svg:height="0.846cm" svg:x="9.06cm" svg:y="14.259cm">
          <text:p/>
          <draw:enhanced-geometry draw:mirror-horizontal="true" draw:mirror-vertical="false" svg:viewBox="0 0 21600 21600" draw:type="mso-spt32" draw:enhanced-path="M 0 0 L 21600 21600 N"/>
        </draw:custom-shape>
        <draw:g draw:name="Group 68" xml:id="id7" draw:id="id7">
          <draw:custom-shape draw:name="Oval 64" draw:style-name="gr22" draw:text-style-name="P22" draw:layer="layout" svg:width="0.048cm" svg:height="0.237cm" svg:x="9.035cm" svg:y="15.132cm">
            <text:p text:style-name="P2"/>
            <draw:enhanced-geometry draw:mirror-horizontal="true" draw:mirror-vertical="tru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5" draw:style-name="gr22" draw:text-style-name="P22" draw:layer="layout" svg:width="0.048cm" svg:height="0.237cm" svg:x="8.988cm" svg:y="15.434cm">
            <text:p text:style-name="P2"/>
            <draw:enhanced-geometry draw:mirror-horizontal="true" draw:mirror-vertical="tru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66" draw:style-name="gr22" draw:text-style-name="P22" draw:layer="layout" svg:width="0.048cm" svg:height="0.237cm" svg:x="8.942cm" svg:y="15.7cm">
            <text:p text:style-name="P2"/>
            <draw:enhanced-geometry draw:mirror-horizontal="true" draw:mirror-vertical="tru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Rectangle 34" draw:style-name="gr7" draw:text-style-name="P8" draw:layer="layout" svg:width="1.466cm" svg:height="0.531cm" svg:x="15.036cm" svg:y="18.045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6" draw:style-name="gr5" draw:text-style-name="P1" draw:layer="layout" svg:width="26.881cm" svg:height="7.654cm" svg:x="2.126cm" svg:y="10.787cm">
          <draw:image xlink:href="Pictures/10000201000003F90000012297CEB35DA233D2AA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custom-shape draw:name="Title 1" draw:style-name="gr24" draw:text-style-name="P10" draw:layer="layout" svg:width="29.209cm" svg:height="3.681cm" svg:x="0.94cm" svg:y="0.436cm">
          <text:p text:style-name="P24"><text:span text:style-name="T5">Gradient Desc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Straight Arrow Connector 5" draw:style-name="gr25" draw:text-style-name="P1" draw:layer="layout" svg:width="12.457cm" svg:height="0.005cm" svg:x="2.198cm" svg:y="10.04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8" draw:style-name="gr25" draw:text-style-name="P1" draw:layer="layout" svg:width="0.001cm" svg:height="6.318cm" svg:x="2.618cm" svg:y="4.031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TextBox 11" draw:style-name="gr18" draw:text-style-name="P3" draw:layer="layout" svg:width="1.703cm" svg:height="1.623cm" svg:x="12.951cm" svg:y="9.78cm">
            <text:p text:style-name="P11"><text:span text:style-name="T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1" draw:style-name="gr26" draw:text-style-name="P25" draw:layer="layout" svg:width="1.703cm" svg:height="1.623cm" svg:x="12.951cm" svg:y="9.78cm">
            <text:p text:style-name="P11"><text:span text:style-name="T6"> 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Ink 7" draw:style-name="gr5" draw:text-style-name="P1" draw:layer="layout" svg:width="29.809cm" svg:height="16.456cm" svg:x="2.443cm" svg:y="1.844cm">
          <draw:image xlink:href="Pictures/10000201000004670000026E13BBF4979476B7E3.pn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3" presentation:class="page"/>
          <draw:frame presentation:style-name="pr5" draw:text-style-name="P2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ambria Math1" svg:font-family="'Cambria Math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ambria Math" svg:font-family="'Cambria Math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54F0000008D89FB0B29970DE9F1.png" xlink:type="simple" xlink:show="embed" xlink:actuate="onLoad"/>
    <draw:fill-image draw:name="msFillBitmap_20_10" draw:display-name="msFillBitmap 10" xlink:href="Pictures/1000020100000065000000606A10A3DA04507ECF.png" xlink:type="simple" xlink:show="embed" xlink:actuate="onLoad"/>
    <draw:fill-image draw:name="msFillBitmap_20_11" draw:display-name="msFillBitmap 11" xlink:href="Pictures/10000201000000640000005FDEF2CF7666F342FF.png" xlink:type="simple" xlink:show="embed" xlink:actuate="onLoad"/>
    <draw:fill-image draw:name="msFillBitmap_20_2" draw:display-name="msFillBitmap 2" xlink:href="Pictures/100002010000015D000000627A9193DB83D3F7FC.png" xlink:type="simple" xlink:show="embed" xlink:actuate="onLoad"/>
    <draw:fill-image draw:name="msFillBitmap_20_3" draw:display-name="msFillBitmap 3" xlink:href="Pictures/10000201000000670000007FBB90885F22E4A78F.png" xlink:type="simple" xlink:show="embed" xlink:actuate="onLoad"/>
    <draw:fill-image draw:name="msFillBitmap_20_4" draw:display-name="msFillBitmap 4" xlink:href="Pictures/10000201000001C00000006511A2DB7CFC48E785.png" xlink:type="simple" xlink:show="embed" xlink:actuate="onLoad"/>
    <draw:fill-image draw:name="msFillBitmap_20_5" draw:display-name="msFillBitmap 5" xlink:href="Pictures/10000201000000770000007CC43CB23ED1FD679A.png" xlink:type="simple" xlink:show="embed" xlink:actuate="onLoad"/>
    <draw:fill-image draw:name="msFillBitmap_20_6" draw:display-name="msFillBitmap 6" xlink:href="Pictures/10000201000004320000008D2C014D96D356760E.png" xlink:type="simple" xlink:show="embed" xlink:actuate="onLoad"/>
    <draw:fill-image draw:name="msFillBitmap_20_7" draw:display-name="msFillBitmap 7" xlink:href="Pictures/1000020100000593000000C1AF417FAB84AD1F00.png" xlink:type="simple" xlink:show="embed" xlink:actuate="onLoad"/>
    <draw:fill-image draw:name="msFillBitmap_20_8" draw:display-name="msFillBitmap 8" xlink:href="Pictures/100002010000005700000060E66A127CC58B9264.png" xlink:type="simple" xlink:show="embed" xlink:actuate="onLoad"/>
    <draw:fill-image draw:name="msFillBitmap_20_9" draw:display-name="msFillBitmap 9" xlink:href="Pictures/10000201000000F600000060385A89D7D8353B91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</text:span><text:span text:style-name="MT1">l</text:span><text:span text:style-name="MT1">i</text:span><text:span text:style-name="MT1">c</text:span><text:span text:style-name="MT1">k</text:span><text:span text:style-name="MT1"> </text:span><text:span text:style-name="MT1">t</text:span><text:span text:style-name="MT1">o</text:span><text:span text:style-name="MT1"> </text:span><text:span text:style-name="MT1">e</text:span><text:span text:style-name="MT1">d</text:span><text:span text:style-name="MT1">i</text:span><text:span text:style-name="MT1">t</text:span><text:span text:style-name="MT1"> </text:span><text:span text:style-name="MT1">M</text:span><text:span text:style-name="MT1">a</text:span><text:span text:style-name="MT1">s</text:span><text:span text:style-name="MT1">t</text:span><text:span text:style-name="MT1">e</text:span><text:span text:style-name="MT1">r</text:span><text:span text:style-name="MT1"> </text:span><text:span text:style-name="MT1">t</text:span><text:span text:style-name="MT1">i</text:span><text:span text:style-name="MT1">t</text:span><text:span text:style-name="MT1">l</text:span><text:span text:style-name="MT1">e</text:span><text:span text:style-name="MT1">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</text:span><text:span text:style-name="MT3">l</text:span><text:span text:style-name="MT3">i</text:span><text:span text:style-name="MT3">c</text:span><text:span text:style-name="MT3">k</text:span><text:span text:style-name="MT3"> </text:span><text:span text:style-name="MT3">t</text:span><text:span text:style-name="MT3">o</text:span><text:span text:style-name="MT3"> </text:span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i</text:span><text:span text:style-name="MT3">t</text:span><text:span text:style-name="MT3">l</text:span><text:span text:style-name="MT3">e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6" draw:style-name="Mgr3" draw:text-style-name="MP17" draw:layer="backgroundobjects" svg:width="4.373cm" svg:height="1.098cm" svg:x="29.888cm" svg:y="17.922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meta:editing-cycles>21</meta:editing-cycles>
    <meta:creation-date>2017-06-25T07:25:57</meta:creation-date>
    <dc:date>2018-06-23T15:37:41.161716852</dc:date>
    <meta:editing-duration>PT3H7M38S</meta:editing-duration>
    <meta:generator>LibreOffice/5.1.6.2$Linux_X86_64 LibreOffice_project/10m0$Build-2</meta:generator>
    <meta:document-statistic meta:object-count="9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